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4" style:family="text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T5" style:family="text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re}</text:h>
      <text:p text:style-name="Standard"/>
      <text:p text:style-name="P2">{message}</text:p>
      <text:p text:style-name="P4"><text:span text:style-name="T5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<text:span text:style-name="T5">[!-- BEGIN sks2 --]</text:span><text:span text:style-name="T4">{nourut} </text:span><text:span text:style-name="T3">{namasks}{nipsks}{pangkatsks}</text:span><text:span text:style-name="T5">[!-- END sks2 –]</text:span>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Cyril PIERRE de GEYERR</meta:initial-creator>
    <meta:creation-date>2008-09-02T10:04:05</meta:creation-date>
    <dc:date>2015-10-16T14:52:02.16</dc:date>
    <meta:editing-cycles>41</meta:editing-cycles>
    <meta:editing-duration>PT1H47M9S</meta:editing-duration>
    <meta:document-statistic meta:table-count="1" meta:image-count="0" meta:object-count="0" meta:page-count="1" meta:paragraph-count="3" meta:word-count="11" meta:character-count="89"/>
    <meta:user-defined meta:name="Info 1"/>
    <meta:user-defined meta:name="Info 2"/>
    <meta:user-defined meta:name="Info 3"/>
    <meta:user-defined meta:name="Info 4"/>
  </office:meta>
</office:document-meta>
</file>